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Geneva, Arial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/>
      <style:text-properties style:font-name="Calibri" fo:font-size="18pt" fo:font-weight="bold" style:font-size-asian="18pt" style:font-weight-asian="bold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fo:color="#808080"/>
    </style:style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>
      <style:text-properties fo:color="#000000"/>
    </style:style>
    <style:style style:name="P7" style:family="paragraph" style:parent-style-name="Standard" style:list-style-name="L3">
      <style:text-properties fo:color="#000000"/>
    </style:style>
    <style:style style:name="P8" style:family="paragraph" style:parent-style-name="Standard" style:list-style-name="L1">
      <style:text-properties fo:color="#000000"/>
    </style:style>
    <style:style style:name="P9" style:family="paragraph" style:parent-style-name="Standard" style:list-style-name="L2">
      <style:text-properties fo:color="#000000"/>
    </style:style>
    <style:style style:name="P10" style:family="paragraph" style:parent-style-name="Standard" style:list-style-name="L35">
      <style:text-properties fo:color="#000000"/>
    </style:style>
    <style:style style:name="P11" style:family="paragraph" style:parent-style-name="Standard" style:list-style-name="L37">
      <style:text-properties fo:color="#000000"/>
    </style:style>
    <style:style style:name="P12" style:family="paragraph" style:parent-style-name="Standard" style:list-style-name="L38">
      <style:text-properties fo:color="#000000"/>
    </style:style>
    <style:style style:name="P13" style:family="paragraph" style:parent-style-name="Standard" style:list-style-name="L39">
      <style:text-properties fo:color="#000000"/>
    </style:style>
    <style:style style:name="P14" style:family="paragraph" style:parent-style-name="Standard" style:list-style-name="L43">
      <style:text-properties fo:color="#000000"/>
    </style:style>
    <style:style style:name="P15" style:family="paragraph" style:parent-style-name="Standard" style:list-style-name="L42">
      <style:text-properties fo:color="#000000"/>
    </style:style>
    <style:style style:name="P16" style:family="paragraph" style:parent-style-name="Standard" style:list-style-name="L41">
      <style:text-properties fo:color="#000000"/>
    </style:style>
    <style:style style:name="P17" style:family="paragraph" style:parent-style-name="Standard" style:list-style-name="L45">
      <style:text-properties fo:color="#000000"/>
    </style:style>
    <style:style style:name="P18" style:family="paragraph" style:parent-style-name="Standard" style:list-style-name="L46">
      <style:text-properties fo:color="#000000"/>
    </style:style>
    <style:style style:name="P19" style:family="paragraph" style:parent-style-name="Standard" style:list-style-name="L48">
      <style:text-properties fo:color="#000000"/>
    </style:style>
    <style:style style:name="P20" style:family="paragraph" style:parent-style-name="Standard" style:list-style-name="L50">
      <style:text-properties fo:color="#000000"/>
    </style:style>
    <style:style style:name="P21" style:family="paragraph" style:parent-style-name="Standard" style:list-style-name="L8"/>
    <style:style style:name="P22" style:family="paragraph" style:parent-style-name="Standard" style:list-style-name="L35"/>
    <style:style style:name="P23" style:family="paragraph" style:parent-style-name="Standard" style:list-style-name="L44"/>
    <style:style style:name="P24" style:family="paragraph" style:parent-style-name="Standard" style:list-style-name="L47"/>
    <style:style style:name="P25" style:family="paragraph" style:parent-style-name="Standard" style:list-style-name="L49"/>
    <style:style style:name="P26" style:family="paragraph" style:parent-style-name="Standard">
      <style:paragraph-properties fo:margin-left="2cm" fo:margin-right="0cm" fo:margin-top="0.423cm" fo:margin-bottom="0.141cm" fo:text-align="start" style:justify-single-word="false" fo:text-indent="-2cm" style:auto-text-indent="false">
        <style:tab-stops>
          <style:tab-stop style:position="2cm"/>
        </style:tab-stops>
      </style:paragraph-properties>
    </style:style>
    <style:style style:name="P27" style:family="paragraph" style:parent-style-name="Standard" style:list-style-name="L7">
      <style:paragraph-properties fo:background-color="transparent">
        <style:background-image/>
      </style:paragraph-properties>
      <style:text-properties fo:color="#000000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font-size="14pt" fo:font-weight="bold" style:font-size-asian="14pt" style:font-weight-asian="bold"/>
    </style:style>
    <style:style style:name="T3" style:family="text">
      <style:text-properties style:font-name="Calibri" fo:font-size="14pt" style:font-size-asian="14pt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fo:color="#808080"/>
    </style:style>
    <style:style style:name="T6" style:family="text">
      <style:text-properties fo:color="#808080" fo:font-weight="bold" style:font-weight-asian="bold"/>
    </style:style>
    <style:style style:name="T7" style:family="text">
      <style:text-properties fo:color="#808080" fo:language="en" fo:country="US"/>
    </style:style>
    <style:style style:name="T8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projekt</text:span><text:span text:style-name="T3"> do předmětu </text:span><text:span text:style-name="T2">TAM 2010 – Tvorba aplikací pro mobilní zařízení</text:span></text:p>
      <text:p text:style-name="P1">Keep Doin'</text:p>
      <text:p text:style-name="P26">řešitelé:<text:tab/><text:span text:style-name="T1">Jan Javorek</text:span>, xjavor01<text:line-break/><text:span text:style-name="T1">Michal Švec</text:span>, xsvecm07<text:line-break/><text:span text:style-name="T1">Pavel Zůna</text:span>, xzunap00<text:line-break/></text:p>
      <text:h text:style-name="Heading_20_1" text:outline-level="1">Zadání</text:h>
      <text:list xml:id="list362854313" text:style-name="L8">
        <text:list-item>
          <text:p text:style-name="P21">TODO seznam s prioritami úkolů, dělené do seřazených kategorií </text:p>
        </text:list-item>
        <text:list-item>
          <text:p text:style-name="P21">Body se získávají na základě priority úkolu, kategorie, deadaline </text:p>
        </text:list-item>
        <text:list-item>
          <text:p text:style-name="P21">Existují bonusy (achievements), za ně lze získat odznáček </text:p>
        </text:list-item>
        <text:list-item>
          <text:p text:style-name="P21">Like od přátel, zvyšuje hodnotu úkolu</text:p>
        </text:list-item>
        <text:list-item>
          <text:p text:style-name="P21">Odměna za úkol se mění v čase </text:p>
        </text:list-item>
        <text:list-item>
          <text:p text:style-name="P21">Uživatel má nějaký “rank”, hodnotí např. poslední týden, není trvalý </text:p>
        </text:list-item>
        <text:list-item>
          <text:p text:style-name="P21">Kamarádi jsou kontrolní mechanismus proti “podvádění”</text:p>
        </text:list-item>
      </text:list>
      <text:h text:style-name="Heading_20_1" text:outline-level="1">Použité technologie</text:h>
      <text:p text:style-name="P6">Celé řešení se skládá ze dvou částí. Server a klient.</text:p>
      <text:p text:style-name="P6">Server</text:p>
      <text:list xml:id="list718981322" text:style-name="L1">
        <text:list-item>
          <text:p text:style-name="P8">PHP aplikace napsaná ve frameworku Nette vužívající MySQL databázi</text:p>
        </text:list-item>
        <text:list-item>
          <text:p text:style-name="P8">Komunikace s klientem přes RESTful API</text:p>
        </text:list-item>
      </text:list>
      <text:p text:style-name="P6">Klient</text:p>
      <text:list xml:id="list1781705371" text:style-name="L2">
        <text:list-item>
          <text:p text:style-name="P9">Android SDK a Java</text:p>
        </text:list-item>
        <text:list-item>
          <text:p text:style-name="P9">ukládání dat do SQLite databáze</text:p>
        </text:list-item>
        <text:list-item>
          <text:p text:style-name="P9">synchronizace se serverem ve formátu JSON</text:p>
        </text:list-item>
        <text:list-item>
          <text:p text:style-name="P9">využití Google účtu v telefonu</text:p>
        </text:list-item>
      </text:list>
      <text:p text:style-name="P6">Ostatní</text:p>
      <text:list xml:id="list906584963" text:style-name="L47">
        <text:list-item>
          <text:p text:style-name="P24"><text:span text:style-name="T8">verzovací systém Git</text:span></text:p>
        </text:list-item>
      </text:list>
      <text:h text:style-name="Heading_20_1" text:outline-level="1">Použité zdroje</text:h>
      <text:list xml:id="list1909529715" text:style-name="L3">
        <text:list-item>
          <text:p text:style-name="P7">Oficiální dokumentace k OS Android</text:p>
        </text:list-item>
        <text:list-item>
          <text:p text:style-name="P7">StackOverflow fórum</text:p>
        </text:list-item>
      </text:list>
      <text:h text:style-name="Heading_20_1" text:outline-level="1">Nejdůležitější dosažené výsledky</text:h>
      <text:p text:style-name="P3">Popište 3 věci, které jsou na vašem projektu nejlepší. Nejlépe ukažte a komentujte obrázky, v nejhorším případě vypište textově.</text:p>
      <text:h text:style-name="Heading_20_1" text:outline-level="1">Ovládání vytvořeného programu</text:h>
      <text:p text:style-name="Standard"><text:span text:style-name="T5">Stručně popište, jak se program ovládá (nejlépe odrážky rozdělené do kategorií). Pokud se ovládání odchyluje od způsobů obvykle používaných na použité platformě, zdůvodněte, proč se tak děje.</text:span></text:p>
      <text:p text:style-name="P3">Rozsah: potřebný počet odrážek</text:p>
      <text:h text:style-name="Heading_20_1" text:outline-level="1">Zkušenosti se zvolenou platformou</text:h>
      <text:p text:style-name="P3">Celkem podrobně popište, co jste zjistili o použité platformě: čím vás potěšila, čím vás zklamala, jaké jsou hlavní charakteristiky vývoje pro ni, …</text:p>
      <text:p text:style-name="P3">Rozsah: podle potřeby, je to důležitá součást dokumentace</text:p>
      <text:h text:style-name="Heading_20_1" text:outline-level="1"><text:soft-page-break/>Rozdělení práce v týmu</text:h>
      <text:p text:style-name="Standard">Jan Javorek: </text:p>
      <text:list xml:id="list388562176" text:style-name="L4">
        <text:list-item>
          <text:p text:style-name="P4">grafické rozhraní pro správu úkolů</text:p>
        </text:list-item>
        <text:list-item>
          <text:p text:style-name="P4">serverová aplikace</text:p>
        </text:list-item>
        <text:list-item>
          <text:p text:style-name="P4">prezentace</text:p>
        </text:list-item>
      </text:list>
      <text:p text:style-name="Standard">Michal Švec:</text:p>
      <text:list xml:id="list2157817806" text:style-name="L6">
        <text:list-item>
          <text:p text:style-name="P5">synchronizace se serverem</text:p>
        </text:list-item>
        <text:list-item>
          <text:p text:style-name="P5">práce s SQLite databází</text:p>
        </text:list-item>
        <text:list-item>
          <text:p text:style-name="P5">přihlašování a registrace</text:p>
        </text:list-item>
        <text:list-item>
          <text:p text:style-name="P5">rozhraní přátel a uživatele</text:p>
        </text:list-item>
      </text:list>
      <text:p text:style-name="Standard">Pavel Zůna:</text:p>
      <text:list xml:id="list2161683039" text:style-name="L7">
        <text:list-item>
          <text:p text:style-name="P27">zabezpečení komunikace</text:p>
        </text:list-item>
      </text:list>
      <text:h text:style-name="Heading_20_1" text:outline-level="1">Co bylo nejpracnější</text:h>
      <text:p text:style-name="P3">Popište, co vám při řešení nejvíce komplikovalo život, s čím jste se museli potýkat, co zabralo čas.</text:p>
      <text:p text:style-name="P3">Rozsah: 5-10 řádků</text:p>
      <text:h text:style-name="Heading_20_1" text:outline-level="1">Zkušenosti získané řešením projektu</text:h>
      <text:p text:style-name="Standard"><text:span text:style-name="T5">Popište, co jste se řešením projektu naučili. Zahrňte dovednosti obecně programátorské, věci z oblasti programování pro mobily, ale i spolupráci v týmu, hospodaření s časem, atd.</text:span></text:p>
      <text:p text:style-name="P3">Rozsah: formulujte stručně, uchopte cca 3-5 věcí</text:p>
      <text:h text:style-name="Heading_20_1" text:outline-level="1">Pět základních otázek TAMu</text:h>
      <text:p text:style-name="Standard"><text:span text:style-name="T5">Zkuste – nejen na základě zkušeností učiněných řešením projektu – stručně a pregnantně odpovědět na pět základních otázek TAMu:</text:span></text:p>
      <text:p text:style-name="P2">Čím žije tento sektor IT?</text:p>
      <text:list xml:id="list750168573" text:style-name="L45">
        <text:list-item>
          <text:p text:style-name="P17">V současné době zažíváme velký rozmach smartphonů. Zejména díky společnostem Apple a Google. Postupně se však na trhu začínají objevovat další hráči jako např. Samsung. Téměř všechny mobilní služby se propojují s internetem. Nezbytný je tak datový tarif. Aplikace se agregují v Marketech, které jsou poskytovány přímo firmami, stojícími za jednotlivými platformami. Z mobilních zařízení se tak stávají přenosná multimediální centra s fotoaparátem, hudebním přehrávačem, internetem a GPS.</text:p>
        </text:list-item>
      </text:list>
      <text:p text:style-name="P2">Jak bude vypadat za 5 let?</text:p>
      <text:list xml:id="list233309989" text:style-name="L46">
        <text:list-item>
          <text:p text:style-name="P18">Velká většina mobilních telefonů budou smartphony neustále připojené na internet, které v sobě budou agregovat všechny dostupné funkce. Multimediální, navigační, komunikační i vzdělávací. Budou umožňovat videohovory, bude možné pomocí nich platit nebo sdílet jakékoliv informace. Velký potenciál má také augmentovaná realita, která bude pomáhat např. V orientaci nebo nákupu.</text:p>
        </text:list-item>
      </text:list>
      <text:p text:style-name="P2">Co ho brzdí, zrychluje?</text:p>
      <text:list xml:id="list846915238" text:style-name="L48">
        <text:list-item>
          <text:p text:style-name="P19">V lokálních podmínkách je mobilní sektor brzděn hlavně operátory. Jejich cenovou politikou a přístupem k zákazníkovi. </text:p>
        </text:list-item>
        <text:list-item>
          <text:p text:style-name="P19">Nevýhodou smartphonů je velká rozdílnost používaných verzí operačního systému. Výrobci nedodávají pro starší telefony nové verze systému a vývojáři tak musí své aplikace přizpůsobovat starým verzím OS.</text:p>
        </text:list-item>
        <text:list-item>
          <text:p text:style-name="P19">Velkým plusem pro rozvoj mobilních zařízení je jejich nízká cena a velká konkurence, která nutí výrobce neustále inovovat a přinášet nová řešení. </text:p>
        </text:list-item>
      </text:list>
      <text:p text:style-name="P2">Které nápady už to mají za sebou?</text:p>
      <text:list xml:id="list345205912" text:style-name="L49">
        <text:list-item>
          <text:p text:style-name="P25"><text:span text:style-name="T8">Velký úpadek je v současné době vidět u platformy Symbian a Windows Mobile. S druhou jmenovanou je spojeno také ovládání pomocí stylusu, které takřka vymizelo.</text:span></text:p>
        </text:list-item>
      </text:list>
      <text:p text:style-name="P2">Odkud přicházejí nové?</text:p>
      <text:list xml:id="list158777199" text:style-name="L50">
        <text:list-item>
          <text:p text:style-name="P20"><text:soft-page-break/>Velké inovace do světa mobilních technologií přinášejí společnosti Apple a Google s jejich službami propojenými s cloudem. Telefon je tak integrovaný do služeb pro sdílení polohy, správu dokumentů, zobrazení map atd. </text:p>
        </text:list-item>
        <text:list-item>
          <text:p text:style-name="P20">Velkou inovací prochází oblast čteček elektronických knih, kde je hlavním hráčem společnost Amazon.</text:p>
        </text:list-item>
      </text:list>
      <text:h text:style-name="Heading_20_1" text:outline-level="1">Autoevaluace</text:h>
      <text:p text:style-name="Standard"><text:span text:style-name="T8">Odevzdané řešení není kompletní. Obsahuje synchronizaci přátel a stahování jejich Gravatarů, přidání úkolu, přidávání přátel, zobrazení profilu uživatele. Všechna data se načítají z lokálního úložiště, takže program nikde nečeká na načtení. Synchronizace dat je dostupná z menu. </text:span></text:p>
      <text:p text:style-name="Standard"><text:span text:style-name="T8">Co však chybí, je správa úkolů, vyhodnocení bodů za úkoly a zpracování zobrazení úkolů pro přátele. Jelikož se jedná o nedůležitější část programu, je výsledný produkt nepoužitelný.</text:span></text:p>
      <text:p text:style-name="P6"/>
      <text:p text:style-name="Standard"><text:span text:style-name="T4">Technický návrh: 85%</text:span><text:span text:style-name="T5"> (analýza, dekompozice problému, volba vhodných prostředků, …)</text:span><text:span text:style-name="T6"> </text:span></text:p>
      <text:list xml:id="list319708007" text:style-name="L35">
        <text:list-item>
          <text:p text:style-name="P10">práci jsme si mohli usnadnit použitím SQLite i na serveru. V našem řešení jsme museli spravovat dvě databáze, což způsobovalo komplikace. </text:p>
        </text:list-item>
        <text:list-item>
          <text:p text:style-name="P22"><text:span text:style-name="T8">Alternativou mohlo být i použití REST databáze (např.: CouchDB, MongoDB) místo vlastního serveru.</text:span></text:p>
        </text:list-item>
      </text:list>
      <text:p text:style-name="Standard"><text:span text:style-name="T4">Programování: 70%</text:span><text:span text:style-name="T5"> (kvalita a čitelnost kódu, spolehlivost běhu, obecnost řešení, znovupoužitelnost, …)</text:span></text:p>
      <text:list xml:id="list449512584" text:style-name="L37">
        <text:list-item>
          <text:p text:style-name="P11">zdrojový kód je rozdělen do příslušných tříd, které zjednodušují orientaci</text:p>
        </text:list-item>
        <text:list-item>
          <text:p text:style-name="P11">chybí některé komentáře metod a tříd</text:p>
        </text:list-item>
        <text:list-item>
          <text:p text:style-name="P11">v některých třídách není uživatel správně upozorněn při výskytu výjimky</text:p>
        </text:list-item>
        <text:list-item>
          <text:p text:style-name="P11">jednotlivé části řešení (např.: ovladač databáze, komponenty pro výpis úkolů, síťová komunikace) jsou velmi lehce znovupoužitelné</text:p>
        </text:list-item>
      </text:list>
      <text:p text:style-name="Standard"><text:span text:style-name="T4">Použitelnost vytvořeného řešení: 90%</text:span><text:span text:style-name="T5"> (praktická použitelnost, estetická kvalita, …)</text:span></text:p>
      <text:list xml:id="list831127822" text:style-name="L38">
        <text:list-item>
          <text:p text:style-name="P12">program vypadá na prví pohled hezky, úkoly jsou přehledně řazeny v kategoriích</text:p>
        </text:list-item>
        <text:list-item>
          <text:p text:style-name="P12">ovládání je intuitivní a rychlé</text:p>
        </text:list-item>
      </text:list>
      <text:p text:style-name="Standard"><text:span text:style-name="T4">Využití zdrojů: 75%</text:span><text:span text:style-name="T5"> (využití existujícího kódu a dat, využití literatury, …)</text:span></text:p>
      <text:list xml:id="list1374959446" text:style-name="L39">
        <text:list-item>
          <text:p text:style-name="P13">použili jsme hlavně zdrojové kódy dostupné přímo z oficiálních stránek a fragmenty kódu z návodů na internetu</text:p>
        </text:list-item>
        <text:list-item>
          <text:p text:style-name="P13">všechny přejaté kódy mají u sebe odkaz na původní zdroj</text:p>
        </text:list-item>
        <text:list-item>
          <text:p text:style-name="P13">využili jsme knihovnu MergeAdapter pro zobrazení úkolů</text:p>
        </text:list-item>
      </text:list>
      <text:p text:style-name="Standard"><text:span text:style-name="T4">Hospodaření s časem: 50%</text:span><text:span text:style-name="T5"> (rovnoměrné dotažení částí projektu, míra spěchu, chybějící části řešení, …)</text:span></text:p>
      <text:list xml:id="list2065216942" text:style-name="L41">
        <text:list-item>
          <text:p text:style-name="P16">v aplikací chybí jedny z nejdůležitějších částí, které jsme vzhledem k jejich náročnosti nestihli doladit</text:p>
        </text:list-item>
        <text:list-item>
          <text:p text:style-name="P16">jeden člen týmu si představoval, že se na projektu bude pracovat těsně před odevzdáním, avšak požadavky předmětu a představy zbytku týmu byly jiné</text:p>
        </text:list-item>
      </text:list>
      <text:p text:style-name="Standard"><text:span text:style-name="T4">Spolupráce v týmu: 30%</text:span><text:span text:style-name="T5"> (komunikace, dodržování dohod, vzájemné spolehnutí, rovnoměrnost, …)</text:span></text:p>
      <text:list xml:id="list1455356160" text:style-name="L42">
        <text:list-item>
          <text:p text:style-name="P15">z týmu 3 lidí se zapojili pouze 2, zbylý člen se zapojil až na konci. Do té doby nekomunikoval a neplnil úkoly, které sliboval splnit.</text:p>
        </text:list-item>
        <text:list-item>
          <text:p text:style-name="P15">Mezi pracujícími členy týmu probíhala komunikace hladce a bez problémů.</text:p>
        </text:list-item>
      </text:list>
      <text:p text:style-name="Standard"><text:span text:style-name="T4">Celkový dojem: 50%</text:span><text:span text:style-name="T5"> (pracnost, získané dovednosti, užitečnost, volba zadání, cokoliv, …)</text:span></text:p>
      <text:list xml:id="list712044058" text:style-name="L43">
        <text:list-item>
          <text:p text:style-name="P14">Zadání jsme si zvolili obtížné vzhledem k tomu, že se jednalo o školní projekt, na který je omezený čas a o platformu se kterou jsme neměli zkušenosti.</text:p>
        </text:list-item>
        <text:list-item>
          <text:p text:style-name="P14">Avšak pokud by byl projekt dotažen do konce, měl by podle našeho názoru šanci na úspěch.</text:p>
        </text:list-item>
        <text:list-item>
          <text:p text:style-name="P14"><text:soft-page-break/>Během programování jsme se naučili pracovat s platformou Android na všech úrovních (GUI, práce se sítí, databází, událostmi atd.)</text:p>
        </text:list-item>
      </text:list>
      <text:h text:style-name="Heading_20_1" text:outline-level="1">Doporučení pro budoucí zadávání projektů</text:h>
      <text:p text:style-name="P3">Co vám vyhovovalo a co nevyhovovalo na organizaci projektů? Které prvky by měly být zachovány, zesíleny, potlačeny, eliminovány?</text:p>
      <text:h text:style-name="Heading_20_1" text:outline-level="1">Doporučení pro příští studenty</text:h>
      <text:list xml:id="list1427978990" text:style-name="L44">
        <text:list-item>
          <text:p text:style-name="P23"><text:span text:style-name="T8">Nejdůležitější částí projektu je vhodná volba zadání. Je nutné zvážit svoje časové možnosti a nezvolit si příliš obtížný projekt. </text:span></text:p>
        </text:list-item>
        <text:list-item>
          <text:p text:style-name="P23"><text:span text:style-name="T8">Pokud se povede vhodně výběr, už nic nebrání tomu dovést projekt do zdárného konce. Jak jsme se přesvědčili, naprogramovat je možné téměř vše.</text:span></text:p>
        </text:list-item>
      </text:list>
      <text:h text:style-name="Heading_20_1" text:outline-level="1">Různé</text:h>
      <text:p text:style-name="Standard"><text:span text:style-name="T5">Ještě něco by v dokumentaci mělo být? Napište to sem! Podle potřeby i založte novou kapitol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, Geneva, Arial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fo:text-align="justify" style:justify-single-word="false" fo:orphans="2" fo:widows="2" style:writing-mode="lr-tb"/>
      <style:text-properties style:use-window-font-color="true" style:font-name="Book Antiqua" fo:font-size="11pt" fo:language="cs" fo:country="CZ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fo:keep-together="always" fo:keep-with-next="always"/>
      <style:text-properties fo:color="#365f91"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Odstavec_20_se_20_seznamem" style:display-name="Odstavec se seznamem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365f9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om</meta:initial-creator>
    <meta:creation-date>2009-09-03T11:52:00</meta:creation-date>
    <dc:date>2010-12-11T21:47:54</dc:date>
    <meta:editing-cycles>14</meta:editing-cycles>
    <meta:editing-duration>PT03H20M58S</meta:editing-duration>
    <meta:generator>OpenOffice.org/3.2$Unix OpenOffice.org_project/320m18$Build-9502</meta:generator>
    <meta:document-statistic meta:table-count="0" meta:image-count="0" meta:object-count="0" meta:page-count="4" meta:paragraph-count="102" meta:word-count="1176" meta:character-count="7762"/>
  </office:meta>
</office:document-meta>
</file>